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Menlo" fo:font-size="9pt"/>
    </style:style>
    <style:style style:name="P2" style:family="paragraph" style:parent-style-name="Preformatted_20_Text">
      <style:text-properties fo:color="#a9b7c6" style:font-name="Menlo" fo:font-size="9pt" officeooo:rsid="000707ea" officeooo:paragraph-rsid="000707ea"/>
    </style:style>
    <style:style style:name="P3" style:family="paragraph" style:parent-style-name="Preformatted_20_Text">
      <style:text-properties fo:color="#a9b7c6" style:font-name="Menlo" fo:font-size="9pt" officeooo:rsid="00077e28" officeooo:paragraph-rsid="00077e28"/>
    </style:style>
    <style:style style:name="P4" style:family="paragraph" style:parent-style-name="Preformatted_20_Text">
      <style:text-properties fo:color="#a9b7c6" style:font-name="Menlo" fo:font-size="9pt" officeooo:rsid="000831f3" officeooo:paragraph-rsid="000831f3"/>
    </style:style>
    <style:style style:name="P5" style:family="paragraph" style:parent-style-name="Preformatted_20_Text">
      <style:text-properties fo:color="#a9b7c6" style:font-name="Menlo" fo:font-size="9pt" officeooo:rsid="00091caf" officeooo:paragraph-rsid="00091caf"/>
    </style:style>
    <style:style style:name="P6" style:family="paragraph" style:parent-style-name="Preformatted_20_Text">
      <style:text-properties fo:color="#a9b7c6" style:font-name="Menlo" fo:font-size="9pt" officeooo:rsid="000b9984" officeooo:paragraph-rsid="000b9984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Menlo" fo:font-size="9pt" officeooo:rsid="000c05a4" officeooo:paragraph-rsid="000d31d8"/>
    </style:style>
    <style:style style:name="P8" style:family="paragraph" style:parent-style-name="Preformatted_20_Text">
      <style:text-properties fo:color="#a9b7c6" style:font-name="Menlo" fo:font-size="9pt" officeooo:rsid="000d8b79" officeooo:paragraph-rsid="000d8b79"/>
    </style:style>
    <style:style style:name="P9" style:family="paragraph" style:parent-style-name="Preformatted_20_Text">
      <style:text-properties fo:color="#a9b7c6" style:font-name="Menlo" fo:font-size="9pt" officeooo:rsid="000e1c14" officeooo:paragraph-rsid="000e1c14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0831f3" officeooo:paragraph-rsid="000831f3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0e1c14" officeooo:paragraph-rsid="000f0799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f0799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0707ea" officeooo:paragraph-rsid="000f0799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Menlo" fo:font-size="9pt"/>
    </style:style>
    <style:style style:name="P16" style:family="paragraph" style:parent-style-name="Preformatted_20_Text">
      <style:text-properties fo:color="#808080" style:font-name="Menlo" fo:font-size="9pt" officeooo:rsid="000c05a4" officeooo:paragraph-rsid="000c05a4"/>
    </style:style>
    <style:style style:name="P1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Menlo" fo:font-size="9pt"/>
    </style:style>
    <style:style style:name="P1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9" style:family="paragraph" style:parent-style-name="Standard">
      <style:text-properties officeooo:rsid="000707ea" officeooo:paragraph-rsid="000707ea"/>
    </style:style>
    <style:style style:name="P20" style:family="paragraph" style:parent-style-name="Standard">
      <style:text-properties fo:font-size="26pt" fo:font-weight="bold" officeooo:rsid="000707ea" officeooo:paragraph-rsid="000707ea" style:font-size-asian="26pt" style:font-weight-asian="bold" style:font-size-complex="26pt" style:font-weight-complex="bold"/>
    </style:style>
    <style:style style:name="P21" style:family="paragraph" style:parent-style-name="Standard">
      <style:text-properties fo:font-size="16pt" fo:font-weight="bold" officeooo:rsid="000707ea" officeooo:paragraph-rsid="000707ea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0b9984" officeooo:paragraph-rsid="000b998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0d8b79" officeooo:paragraph-rsid="000d8b79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077e28" officeooo:paragraph-rsid="00077e28"/>
    </style:style>
    <style:style style:name="P25" style:family="paragraph" style:parent-style-name="Standard">
      <style:text-properties officeooo:rsid="000831f3" officeooo:paragraph-rsid="000831f3"/>
    </style:style>
    <style:style style:name="P26" style:family="paragraph" style:parent-style-name="Standard">
      <style:text-properties officeooo:rsid="00091caf" officeooo:paragraph-rsid="00091caf"/>
    </style:style>
    <style:style style:name="P27" style:family="paragraph" style:parent-style-name="Standard">
      <style:text-properties officeooo:rsid="000b9984" officeooo:paragraph-rsid="000b9984"/>
    </style:style>
    <style:style style:name="P28" style:family="paragraph" style:parent-style-name="Standard">
      <style:text-properties officeooo:rsid="000c05a4" officeooo:paragraph-rsid="000c05a4"/>
    </style:style>
    <style:style style:name="P29" style:family="paragraph" style:parent-style-name="Standard">
      <style:text-properties officeooo:rsid="000d31d8" officeooo:paragraph-rsid="000d31d8"/>
    </style:style>
    <style:style style:name="P30" style:family="paragraph" style:parent-style-name="Standard">
      <style:text-properties officeooo:rsid="000d8b79" officeooo:paragraph-rsid="000d8b79"/>
    </style:style>
    <style:style style:name="P31" style:family="paragraph" style:parent-style-name="Standard">
      <style:text-properties officeooo:rsid="000e1c14" officeooo:paragraph-rsid="000e1c14"/>
    </style:style>
    <style:style style:name="P32" style:family="paragraph" style:parent-style-name="Standard">
      <style:text-properties officeooo:rsid="000f0799" officeooo:paragraph-rsid="000f0799"/>
    </style:style>
    <style:style style:name="P33" style:family="paragraph" style:parent-style-name="Standard">
      <style:text-properties officeooo:rsid="0010b797" officeooo:paragraph-rsid="0010b797"/>
    </style:style>
    <style:style style:name="P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Menlo" fo:font-size="9pt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style:font-name="Menlo" fo:font-size="9pt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Menlo" fo:font-size="9pt"/>
    </style:style>
    <style:style style:name="P3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Menlo" fo:font-size="9pt"/>
    </style:style>
    <style:style style:name="P38" style:family="paragraph" style:parent-style-name="Standard">
      <style:text-properties officeooo:rsid="000707ea" officeooo:paragraph-rsid="000707ea"/>
    </style:style>
    <style:style style:name="P39" style:family="paragraph" style:parent-style-name="Standard">
      <style:text-properties officeooo:rsid="0012deee" officeooo:paragraph-rsid="0012deee"/>
    </style:style>
    <style:style style:name="P40" style:family="paragraph" style:parent-style-name="Standard">
      <style:text-properties fo:font-size="16pt" fo:font-weight="bold" officeooo:rsid="000707ea" officeooo:paragraph-rsid="000707ea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12deee" officeooo:paragraph-rsid="0012deee" style:font-size-asian="16pt" style:font-weight-asian="bold" style:font-size-complex="16pt" style:font-weight-complex="bold"/>
    </style:style>
    <style:style style:name="T1" style:family="text">
      <style:text-properties fo:color="#6a8759"/>
    </style:style>
    <style:style style:name="T2" style:family="text">
      <style:text-properties fo:color="#6a8759" style:font-name="Menlo" fo:font-size="9pt"/>
    </style:style>
    <style:style style:name="T3" style:family="text">
      <style:text-properties fo:color="#a9b7c6" style:font-name="Menlo" fo:font-size="9pt"/>
    </style:style>
    <style:style style:name="T4" style:family="text">
      <style:text-properties fo:color="#cc7832"/>
    </style:style>
    <style:style style:name="T5" style:family="text">
      <style:text-properties fo:color="#cc7832" style:font-name="Menlo" fo:font-size="9pt"/>
    </style:style>
    <style:style style:name="T6" style:family="text">
      <style:text-properties fo:color="#bbb529"/>
    </style:style>
    <style:style style:name="T7" style:family="text">
      <style:text-properties fo:color="#bbb529" style:font-name="Menlo" fo:font-size="9pt"/>
    </style:style>
    <style:style style:name="T8" style:family="text">
      <style:text-properties fo:color="#467cda"/>
    </style:style>
    <style:style style:name="T9" style:family="text">
      <style:text-properties fo:color="#467cda" style:font-name="Menlo" fo:font-size="9pt"/>
    </style:style>
    <style:style style:name="T10" style:family="text">
      <style:text-properties style:font-name="Menlo" fo:font-size="9pt"/>
    </style:style>
    <style:style style:name="T11" style:family="text">
      <style:text-properties style:font-name="Menlo" fo:font-size="9pt" fo:font-style="italic"/>
    </style:style>
    <style:style style:name="T12" style:family="text">
      <style:text-properties fo:color="#9876aa"/>
    </style:style>
    <style:style style:name="T13" style:family="text">
      <style:text-properties fo:color="#9876aa" style:font-name="Menlo" fo:font-size="9pt"/>
    </style:style>
    <style:style style:name="T14" style:family="text">
      <style:text-properties fo:color="#9876aa" style:font-name="Menlo" fo:font-size="9pt" fo:font-style="italic"/>
    </style:style>
    <style:style style:name="T15" style:family="text">
      <style:text-properties fo:color="#9876aa" fo:font-style="italic"/>
    </style:style>
    <style:style style:name="T16" style:family="text">
      <style:text-properties fo:color="#ffc66d" style:font-name="Menlo" fo:font-size="9pt"/>
    </style:style>
    <style:style style:name="T17" style:family="text">
      <style:text-properties fo:color="#ffc66d" style:font-name="Menlo" fo:font-size="9pt" fo:font-style="italic"/>
    </style:style>
    <style:style style:name="T18" style:family="text">
      <style:text-properties fo:color="#ffc66d" fo:font-style="italic"/>
    </style:style>
    <style:style style:name="T19" style:family="text">
      <style:text-properties fo:color="#808080"/>
    </style:style>
    <style:style style:name="T20" style:family="text">
      <style:text-properties fo:color="#808080" style:font-name="Menlo" fo:font-size="9pt"/>
    </style:style>
    <style:style style:name="T21" style:family="text">
      <style:text-properties fo:color="#6897bb"/>
    </style:style>
    <style:style style:name="T22" style:family="text">
      <style:text-properties fo:color="#6897bb" style:font-name="Menlo" fo:font-size="9pt"/>
    </style:style>
    <style:style style:name="T23" style:family="text">
      <style:text-properties officeooo:rsid="000a719c"/>
    </style:style>
    <style:style style:name="T24" style:family="text">
      <style:text-properties officeooo:rsid="000e1c14"/>
    </style:style>
    <style:style style:name="T25" style:family="text">
      <style:text-properties officeooo:rsid="000f0799"/>
    </style:style>
    <style:style style:name="T26" style:family="text">
      <style:text-properties officeooo:rsid="0012d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oshi</text:p>
      <text:p text:style-name="P19"/>
      <text:p text:style-name="P19">Moshi is a json library, like GSON.</text:p>
      <text:p text:style-name="P19"/>
      <text:p text:style-name="P19">For Moshi projects,</text:p>
      <text:p text:style-name="P19">we want to add these dependencies.</text:p>
      <text:p text:style-name="P19"/>
      <text:p text:style-name="P19">Edit build.gradle (Module: app). Add these dependencies.</text:p>
      <text:p text:style-name="P19"/>
      <text:p text:style-name="P2">implementation(<text:span text:style-name="T1">"com.squareup.moshi:moshi:1.9.2"</text:span>)</text:p>
      <text:p text:style-name="P1">implementation(<text:span text:style-name="T1">"com.squareup.moshi:moshi-kotlin:1.9.2"</text:span>)</text:p>
      <text:p text:style-name="P18"><text:span text:style-name="T3">kapt(</text:span><text:span text:style-name="T2">"com.squareup.moshi:moshi-kotlin-codegen:1.9.2"</text:span><text:span text:style-name="T3">)</text:span></text:p>
      <text:p text:style-name="P21">Basic Usage</text:p>
      <text:p text:style-name="P19"/>
      <text:p text:style-name="P19">Create a new empty Activity project and name it HelloMoshi1.</text:p>
      <text:p text:style-name="P19"/>
      <text:p text:style-name="P24">Create a class that we want to serialize in json, app / java / com.example.hellomoshi1 / Cryptocurrency.</text:p>
      <text:p text:style-name="P24"/>
      <text:p text:style-name="P3"><text:span text:style-name="T4">package </text:span>com.example.hellomoshi1</text:p>
      <text:p text:style-name="P3"/>
      <text:p text:style-name="P1"><text:span text:style-name="T4">import </text:span>com.squareup.moshi.<text:span text:style-name="T6">JsonClass</text:span></text:p>
      <text:p text:style-name="P34"/>
      <text:p text:style-name="P34"/>
      <text:p text:style-name="P1"><text:span text:style-name="T6">@JsonClass</text:span>(<text:span text:style-name="T8">generateAdapter = </text:span><text:span text:style-name="T4">true</text:span>)</text:p>
      <text:p text:style-name="P1"><text:span text:style-name="T4">data class </text:span>Cryptocurrency(</text:p>
      <text:p text:style-name="P10"><text:s text:c="4"/><text:span text:style-name="T5">val </text:span><text:span text:style-name="T13">name</text:span><text:span text:style-name="T10">: String</text:span><text:span text:style-name="T5">,</text:span></text:p>
      <text:p text:style-name="P10"><text:span text:style-name="T4"><text:s text:c="4"/></text:span><text:span text:style-name="T5">val </text:span><text:span text:style-name="T13">price</text:span><text:span text:style-name="T10">: Int</text:span><text:span text:style-name="T5">,</text:span></text:p>
      <text:p text:style-name="P10"><text:span text:style-name="T4"><text:s text:c="4"/></text:span><text:span text:style-name="T5">val </text:span><text:span text:style-name="T13">marketcap</text:span><text:span text:style-name="T10">: Int?</text:span><text:span text:style-name="T5">,</text:span></text:p>
      <text:p text:style-name="P10"><text:span text:style-name="T4"><text:s text:c="4"/></text:span><text:span text:style-name="T5">val </text:span><text:span text:style-name="T13">forks</text:span><text:span text:style-name="T10">: List&lt;Fork&gt;?</text:span></text:p>
      <text:p text:style-name="P17">)</text:p>
      <text:p text:style-name="P26">We have to define Fork class, app / java / com.example.hellomoshi1 / Fork.</text:p>
      <text:p text:style-name="P26"/>
      <text:p text:style-name="P5"><text:span text:style-name="T4">package </text:span>com.example.hellomoshi1</text:p>
      <text:p text:style-name="P5"/>
      <text:p text:style-name="P1"><text:span text:style-name="T4">import </text:span>com.squareup.moshi.<text:span text:style-name="T6">JsonClass</text:span></text:p>
      <text:p text:style-name="P34"/>
      <text:p text:style-name="P34"/>
      <text:p text:style-name="P1"><text:span text:style-name="T6">@JsonClass</text:span>(<text:span text:style-name="T8">generateAdapter = </text:span><text:span text:style-name="T4">true</text:span>)</text:p>
      <text:p text:style-name="P1"><text:span text:style-name="T4">data class </text:span>Fork(</text:p>
      <text:p text:style-name="P10"><text:s text:c="4"/><text:span text:style-name="T5">val </text:span><text:span text:style-name="T13">name</text:span><text:span text:style-name="T10">: String</text:span><text:span text:style-name="T5">,</text:span></text:p>
      <text:p text:style-name="P10"><text:span text:style-name="T4"><text:s text:c="4"/></text:span><text:span text:style-name="T5">val </text:span><text:span text:style-name="T13">price</text:span><text:span text:style-name="T10">: Int</text:span></text:p>
      <text:p text:style-name="P17">)</text:p>
      <text:p text:style-name="P24">We have a class which has three properties: String, Int, optional String, <text:span text:style-name="T23">and list of objects</text:span>.</text:p>
      <text:p text:style-name="P19"/>
      <text:p text:style-name="P24">Edit app / java / com.example.hellomoshi1 / MainActivity.</text:p>
      <text:p text:style-name="P24"/>
      <text:p text:style-name="P3"><text:span text:style-name="T4">package </text:span>com.example.hellomoshi1</text:p>
      <text:p text:style-name="P3"/>
      <text:p text:style-name="P1"><text:span text:style-name="T4">import </text:span>androidx.appcompat.app.AppCompatActivity</text:p>
      <text:p text:style-name="P1"><text:span text:style-name="T4">import </text:span>android.os.Bundle</text:p>
      <text:p text:style-name="P1"><text:span text:style-name="T4">import </text:span>android.util.Log</text:p>
      <text:p text:style-name="P1"><text:span text:style-name="T4">import </text:span>com.squareup.moshi.Moshi</text:p>
      <text:p text:style-name="P1"/>
      <text:p text:style-name="P1"/>
      <text:p text:style-name="P1"><text:soft-page-break/><text:span text:style-name="T4">const val </text:span><text:span text:style-name="T15">TAG </text:span>= <text:span text:style-name="T1">"hello-moshi"</text:span></text:p>
      <text:p text:style-name="P35"/>
      <text:p text:style-name="P1"><text:span text:style-name="T4">class </text:span>MainActivity : AppCompatActivity() {</text:p>
      <text:p text:style-name="P1"/>
      <text:p text:style-name="P10"><text:s text:c="4"/><text:span text:style-name="T5">override fun </text:span><text:span text:style-name="T16">onCreate</text:span><text:span text:style-name="T10">(savedInstanceState: Bundle?) {</text:span></text:p>
      <text:p text:style-name="P10"><text:s text:c="8"/><text:span text:style-name="T5">super</text:span><text:span text:style-name="T10">.onCreate(savedInstanceState)</text:span></text:p>
      <text:p text:style-name="P10"><text:s text:c="8"/><text:span text:style-name="T10">setContentView(R.layout.</text:span><text:span text:style-name="T14">activity_main</text:span><text:span text:style-name="T10">)</text:span></text:p>
      <text:p text:style-name="P1"/>
      <text:p text:style-name="P10"><text:s text:c="8"/><text:span text:style-name="T20">// Converting from object to json</text:span></text:p>
      <text:p text:style-name="P10"><text:span text:style-name="T19"><text:s text:c="8"/></text:span><text:span text:style-name="T5">val </text:span><text:span text:style-name="T10">forkBitcoinCash = Fork(</text:span><text:span text:style-name="T2">"Bitcoin Cash"</text:span><text:span text:style-name="T5">, </text:span><text:span text:style-name="T22">220</text:span><text:span text:style-name="T10">)</text:span></text:p>
      <text:p text:style-name="P10"><text:s text:c="8"/><text:span text:style-name="T5">val </text:span><text:span text:style-name="T10">forkBitcoinSV = Fork(</text:span><text:span text:style-name="T2">"Bitcoin SV"</text:span><text:span text:style-name="T5">, </text:span><text:span text:style-name="T22">79</text:span><text:span text:style-name="T10">)</text:span></text:p>
      <text:p text:style-name="P10"><text:s text:c="8"/><text:span text:style-name="T5">val </text:span><text:span text:style-name="T10">cryptocurrency = Cryptocurrency(</text:span><text:span text:style-name="T2">"Bitcoin"</text:span><text:span text:style-name="T5">, </text:span><text:span text:style-name="T22">6633</text:span><text:span text:style-name="T5">, </text:span><text:span text:style-name="T22">121313</text:span><text:span text:style-name="T5">, </text:span><text:span text:style-name="T11">listOf</text:span><text:span text:style-name="T10">(forkBitcoinCash</text:span><text:span text:style-name="T5">, </text:span><text:span text:style-name="T10">forkBitcoinSV))</text:span></text:p>
      <text:p text:style-name="P1"/>
      <text:p text:style-name="P10"><text:s text:c="8"/><text:span text:style-name="T5">val </text:span><text:span text:style-name="T10">moshi = Moshi.Builder().build()</text:span></text:p>
      <text:p text:style-name="P10"><text:s text:c="8"/><text:span text:style-name="T5">val </text:span><text:span text:style-name="T10">adapter = moshi.adapter(cryptocurrency.</text:span><text:span text:style-name="T14">javaClass</text:span><text:span text:style-name="T10">)</text:span></text:p>
      <text:p text:style-name="P10"><text:s text:c="8"/><text:span text:style-name="T5">val </text:span><text:span text:style-name="T10">jsonResult = adapter.toJson(cryptocurrency)</text:span></text:p>
      <text:p text:style-name="P10"><text:s text:c="8"/><text:span text:style-name="T10">Log.d(</text:span><text:span text:style-name="T14">TAG</text:span><text:span text:style-name="T5">, </text:span><text:span text:style-name="T10">jsonResult)</text:span></text:p>
      <text:p text:style-name="P1"/>
      <text:p text:style-name="P10"><text:s text:c="8"/><text:span text:style-name="T20">// Converting from json to object</text:span></text:p>
      <text:p text:style-name="P10"><text:span text:style-name="T19"><text:s text:c="8"/></text:span><text:span text:style-name="T5">val </text:span><text:span text:style-name="T10">cryptocurrency2 = adapter.fromJson(jsonResult)</text:span></text:p>
      <text:p text:style-name="P10"><text:s text:c="8"/><text:span text:style-name="T10">Log.d(</text:span><text:span text:style-name="T14">TAG</text:span><text:span text:style-name="T5">, </text:span><text:span text:style-name="T10">cryptocurrency2.</text:span><text:span text:style-name="T17">toString</text:span><text:span text:style-name="T10">())</text:span></text:p>
      <text:p text:style-name="P17"><text:s text:c="4"/>}</text:p>
      <text:p text:style-name="P17">}</text:p>
      <text:p text:style-name="P25">We create an object that we want to serialize.</text:p>
      <text:p text:style-name="P25"/>
      <text:p text:style-name="P11"><text:span text:style-name="T5">val </text:span><text:span text:style-name="T10">cryptocurrency = Cryptocurrency(</text:span><text:span text:style-name="T2">"Bitcoin"</text:span><text:span text:style-name="T5">, </text:span><text:span text:style-name="T22">6633</text:span><text:span text:style-name="T5">, </text:span><text:span text:style-name="T22">121313</text:span><text:span text:style-name="T10">)</text:span></text:p>
      <text:p text:style-name="P19"/>
      <text:p text:style-name="P25">We build a Moshi object.</text:p>
      <text:p text:style-name="P25"/>
      <text:p text:style-name="P11"><text:span text:style-name="T5">val </text:span><text:span text:style-name="T10">moshi = Moshi.Builder().build()</text:span></text:p>
      <text:p text:style-name="P19"/>
      <text:p text:style-name="P25">We create an adapter. Adapter is the one which is responsible for converting from json to object or vice versa.</text:p>
      <text:p text:style-name="P25"/>
      <text:p text:style-name="P4"><text:span text:style-name="T4">val </text:span>adapter = moshi.adapter(cryptocurrency.<text:span text:style-name="T15">javaClass</text:span>)</text:p>
      <text:p text:style-name="P25"/>
      <text:p text:style-name="P25">Then the conversion from object to json happens through “toJson” method.</text:p>
      <text:p text:style-name="P25"/>
      <text:p text:style-name="P4"><text:span text:style-name="T4">val </text:span>jsonResult = adapter.toJson(cryptocurrency)</text:p>
      <text:p text:style-name="P25"/>
      <text:p text:style-name="P25">The conversion from json to object happens through “fromJson” method.</text:p>
      <text:p text:style-name="P25"/>
      <text:p text:style-name="P4"><text:span text:style-name="T4">val </text:span>cryptocurrency2 = adapter.fromJson(jsonResult)</text:p>
      <text:p text:style-name="P25"/>
      <text:p text:style-name="P25">If we ran the application, we would get this output.</text:p>
      <text:p text:style-name="P25"/>
      <text:p text:style-name="P25">2020-03-26 16:49:57.691 28025-28025/com.example.hellomoshi1 D/hello-moshi: {"name":"Bitcoin","price":6633,"marketcap":121313,"forks":[{"name":"Bitcoin Cash","price":220},{"name":"Bitcoin SV","price":79}]}</text:p>
      <text:p text:style-name="P25">2020-03-26 16:49:57.696 28025-28025/com.example.hellomoshi1 D/hello-moshi: Cryptocurrency(name=Bitcoin, price=6633, marketcap=121313, forks=[Fork(name=Bitcoin Cash, price=220), Fork(name=Bitcoin SV, price=79)])</text:p>
      <text:p text:style-name="P19"/>
      <text:p text:style-name="P22">Custom Adapter</text:p>
      <text:p text:style-name="P27"/>
      <text:p text:style-name="P27"><text:soft-page-break/>If we want to override the process of converting json to object or vice versa, we can use custom adapter.</text:p>
      <text:p text:style-name="P27"/>
      <text:p text:style-name="P27">We are still using the same project. Create a custom adapter class, app / java / com.example.hellomoshi1 / CryptocurrencyAdapter.</text:p>
      <text:p text:style-name="P27"/>
      <text:p text:style-name="P6"><text:span text:style-name="T4">package </text:span>com.example.hellomoshi1</text:p>
      <text:p text:style-name="P6"/>
      <text:p text:style-name="P1"><text:span text:style-name="T4">import </text:span>com.squareup.moshi.<text:span text:style-name="T6">FromJson</text:span></text:p>
      <text:p text:style-name="P1"><text:span text:style-name="T4">import </text:span>com.squareup.moshi.<text:span text:style-name="T6">ToJson</text:span></text:p>
      <text:p text:style-name="P34"/>
      <text:p text:style-name="P34"/>
      <text:p text:style-name="P1"><text:span text:style-name="T4">class </text:span>CryptocurrencyAdapter {</text:p>
      <text:p text:style-name="P1"/>
      <text:p text:style-name="P10"><text:s text:c="4"/><text:span text:style-name="T7">@ToJson</text:span></text:p>
      <text:p text:style-name="P10"><text:span text:style-name="T6"><text:s text:c="4"/></text:span><text:span text:style-name="T5">fun </text:span><text:span text:style-name="T16">toJson</text:span><text:span text:style-name="T10">(cryptocurrency: Cryptocurrency) : String {</text:span></text:p>
      <text:p text:style-name="P10"><text:s text:c="8"/><text:span text:style-name="T5">return </text:span><text:span text:style-name="T10">cryptocurrency.</text:span><text:span text:style-name="T13">name</text:span></text:p>
      <text:p text:style-name="P10"><text:span text:style-name="T12"><text:s text:c="4"/></text:span><text:span text:style-name="T10">}</text:span></text:p>
      <text:p text:style-name="P1"/>
      <text:p text:style-name="P10"><text:s text:c="4"/><text:span text:style-name="T7">@FromJson</text:span></text:p>
      <text:p text:style-name="P10"><text:span text:style-name="T6"><text:s text:c="4"/></text:span><text:span text:style-name="T5">fun </text:span><text:span text:style-name="T16">fromJson</text:span><text:span text:style-name="T10">(json: String) : Cryptocurrency {</text:span></text:p>
      <text:p text:style-name="P10"><text:s text:c="8"/><text:span text:style-name="T5">return </text:span><text:span text:style-name="T10">Cryptocurrency(json</text:span><text:span text:style-name="T5">, </text:span><text:span text:style-name="T22">0</text:span><text:span text:style-name="T5">, null, null</text:span><text:span text:style-name="T10">)</text:span></text:p>
      <text:p text:style-name="P10"><text:s text:c="4"/><text:span text:style-name="T10">}</text:span></text:p>
      <text:p text:style-name="P17">}</text:p>
      <text:p text:style-name="P28">We need to annotate the methods which we want to convert from object to json with @ToJson annotation and we want to convert from json to object with @FromJson.</text:p>
      <text:p text:style-name="P28"/>
      <text:p text:style-name="P28">Then edit MainActivity. Add these lines.</text:p>
      <text:p text:style-name="P28"/>
      <text:p text:style-name="P16">// Converting from object to json with custom adapter</text:p>
      <text:p text:style-name="P1"><text:span text:style-name="T4">val </text:span>customMoshi = Moshi.Builder().add(CryptocurrencyAdapter()).build()</text:p>
      <text:p text:style-name="P1"><text:span text:style-name="T4">val </text:span>customAdapter = customMoshi.adapter(cryptocurrency.<text:span text:style-name="T15">javaClass</text:span>)</text:p>
      <text:p text:style-name="P1"><text:span text:style-name="T4">val </text:span>customJsonResult = customAdapter.toJson(cryptocurrency)</text:p>
      <text:p text:style-name="P1"/>
      <text:p text:style-name="P1">Log.d(<text:span text:style-name="T15">TAG</text:span><text:span text:style-name="T4">, </text:span>customJsonResult)</text:p>
      <text:p text:style-name="P1"/>
      <text:p text:style-name="P15">// Converting from json to object with custom adapter</text:p>
      <text:p text:style-name="P1"><text:span text:style-name="T4">val </text:span>cryptocurrencyWithCustomAdapter = customAdapter.fromJson(customJsonResult)</text:p>
      <text:p text:style-name="P1"/>
      <text:p text:style-name="P17">Log.d(<text:span text:style-name="T15">TAG</text:span><text:span text:style-name="T4">, </text:span>cryptocurrencyWithCustomAdapter.<text:span text:style-name="T18">toString</text:span>())</text:p>
      <text:p text:style-name="P28">We use our custom adapter when building our Moshi object.</text:p>
      <text:p text:style-name="P28"/>
      <text:p text:style-name="P7"><text:span text:style-name="T4">val </text:span>customMoshi = Moshi.Builder().add(CryptocurrencyAdapter()).build()</text:p>
      <text:p text:style-name="P19"/>
      <text:p text:style-name="P29">Then the rest is same.</text:p>
      <text:p text:style-name="P29"/>
      <text:p text:style-name="P29">If we ran the application, we would get this log for our custom adapter.</text:p>
      <text:p text:style-name="P29"/>
      <text:p text:style-name="P29">2020-03-26 18:27:31.508 29037-29037/com.example.hellomoshi1 D/hello-moshi: "Bitcoin"</text:p>
      <text:p text:style-name="P29">2020-03-26 18:27:31.508 29037-29037/com.example.hellomoshi1 D/hello-moshi: Cryptocurrency(name=Bitcoin, price=0, marketcap=null, forks=null)</text:p>
      <text:p text:style-name="P19"/>
      <text:p text:style-name="P23">Parsing Date</text:p>
      <text:p text:style-name="P30"/>
      <text:p text:style-name="P30">If we want to parse a date, we need to install optional Moshi adapter. Edit build.gradle (Module: app).</text:p>
      <text:p text:style-name="P30"/>
      <text:p text:style-name="P30"><text:soft-page-break/>Add this dependency.</text:p>
      <text:p text:style-name="P30"/>
      <text:p text:style-name="P8">implementation(<text:span text:style-name="T1">"com.squareup.moshi:moshi-adapters:1.9.2"</text:span>)</text:p>
      <text:p text:style-name="P30"/>
      <text:p text:style-name="P30">Edit app / java / com.example.hellomoshi1 / <text:span text:style-name="T24">Cryptocurrency. Add a Date field.</text:span></text:p>
      <text:p text:style-name="P30"/>
      <text:p text:style-name="P8"><text:span text:style-name="T4">val </text:span><text:span text:style-name="T12">created</text:span>: Date?</text:p>
      <text:p text:style-name="P30"/>
      <text:p text:style-name="P31">The complete file looks like this.</text:p>
      <text:p text:style-name="P31"/>
      <text:p text:style-name="P9"><text:span text:style-name="T4">package </text:span>com.example.hellomoshi1</text:p>
      <text:p text:style-name="P9"/>
      <text:p text:style-name="P1"><text:span text:style-name="T4">import </text:span>com.squareup.moshi.<text:span text:style-name="T6">JsonClass</text:span></text:p>
      <text:p text:style-name="P1"><text:span text:style-name="T4">import </text:span>java.util.*</text:p>
      <text:p text:style-name="P1"/>
      <text:p text:style-name="P1"/>
      <text:p text:style-name="P1"><text:span text:style-name="T6">@JsonClass</text:span>(<text:span text:style-name="T8">generateAdapter = </text:span><text:span text:style-name="T4">true</text:span>)</text:p>
      <text:p text:style-name="P1"><text:span text:style-name="T4">data class </text:span>Cryptocurrency(</text:p>
      <text:p text:style-name="P10"><text:s text:c="4"/><text:span text:style-name="T5">val </text:span><text:span text:style-name="T13">name</text:span><text:span text:style-name="T10">: String</text:span><text:span text:style-name="T5">,</text:span></text:p>
      <text:p text:style-name="P10"><text:span text:style-name="T4"><text:s text:c="4"/></text:span><text:span text:style-name="T5">val </text:span><text:span text:style-name="T13">price</text:span><text:span text:style-name="T10">: Int</text:span><text:span text:style-name="T5">,</text:span></text:p>
      <text:p text:style-name="P10"><text:span text:style-name="T4"><text:s text:c="4"/></text:span><text:span text:style-name="T5">val </text:span><text:span text:style-name="T13">marketcap</text:span><text:span text:style-name="T10">: Int?</text:span><text:span text:style-name="T5">,</text:span></text:p>
      <text:p text:style-name="P10"><text:span text:style-name="T4"><text:s text:c="4"/></text:span><text:span text:style-name="T5">val </text:span><text:span text:style-name="T13">forks</text:span><text:span text:style-name="T10">: List&lt;Fork&gt;?</text:span><text:span text:style-name="T5">,</text:span></text:p>
      <text:p text:style-name="P10"><text:span text:style-name="T4"><text:s text:c="4"/></text:span><text:span text:style-name="T5">val </text:span><text:span text:style-name="T13">created</text:span><text:span text:style-name="T10">: Date?</text:span></text:p>
      <text:p text:style-name="P17">)</text:p>
      <text:p text:style-name="P31">Edit app / java / com.example.hellomoshi1 / CryptocurrencyAdapter. Add a value for Date field.</text:p>
      <text:p text:style-name="P31"/>
      <text:p text:style-name="P9"><text:span text:style-name="T4">return </text:span>Cryptocurrency(json<text:span text:style-name="T4">, </text:span><text:span text:style-name="T21">0</text:span><text:span text:style-name="T4">, null, null, </text:span><text:span text:style-name="T8">created=</text:span><text:span text:style-name="T4">null</text:span>)</text:p>
      <text:p text:style-name="P31"/>
      <text:p text:style-name="P31">The complete file looks like this.</text:p>
      <text:p text:style-name="P31"/>
      <text:p text:style-name="P9"><text:span text:style-name="T4">package </text:span>com.example.hellomoshi1</text:p>
      <text:p text:style-name="P9"/>
      <text:p text:style-name="P1"><text:span text:style-name="T4">import </text:span>com.squareup.moshi.<text:span text:style-name="T6">FromJson</text:span></text:p>
      <text:p text:style-name="P1"><text:span text:style-name="T4">import </text:span>com.squareup.moshi.<text:span text:style-name="T6">ToJson</text:span></text:p>
      <text:p text:style-name="P34"/>
      <text:p text:style-name="P34"/>
      <text:p text:style-name="P1"><text:span text:style-name="T4">class </text:span>CryptocurrencyAdapter {</text:p>
      <text:p text:style-name="P1"/>
      <text:p text:style-name="P10"><text:s text:c="4"/><text:span text:style-name="T7">@ToJson</text:span></text:p>
      <text:p text:style-name="P10"><text:span text:style-name="T6"><text:s text:c="4"/></text:span><text:span text:style-name="T5">fun </text:span><text:span text:style-name="T16">toJson</text:span><text:span text:style-name="T10">(cryptocurrency: Cryptocurrency) : String {</text:span></text:p>
      <text:p text:style-name="P10"><text:s text:c="8"/><text:span text:style-name="T5">return </text:span><text:span text:style-name="T10">cryptocurrency.</text:span><text:span text:style-name="T13">name</text:span></text:p>
      <text:p text:style-name="P10"><text:span text:style-name="T12"><text:s text:c="4"/></text:span><text:span text:style-name="T10">}</text:span></text:p>
      <text:p text:style-name="P1"/>
      <text:p text:style-name="P10"><text:s text:c="4"/><text:span text:style-name="T7">@FromJson</text:span></text:p>
      <text:p text:style-name="P10"><text:span text:style-name="T6"><text:s text:c="4"/></text:span><text:span text:style-name="T5">fun </text:span><text:span text:style-name="T16">fromJson</text:span><text:span text:style-name="T10">(json: String) : Cryptocurrency {</text:span></text:p>
      <text:p text:style-name="P10"><text:s text:c="8"/><text:span text:style-name="T5">return </text:span><text:span text:style-name="T10">Cryptocurrency(json</text:span><text:span text:style-name="T5">, </text:span><text:span text:style-name="T22">0</text:span><text:span text:style-name="T5">, null, null, </text:span><text:span text:style-name="T9">created=</text:span><text:span text:style-name="T5">null</text:span><text:span text:style-name="T10">)</text:span></text:p>
      <text:p text:style-name="P10"><text:s text:c="4"/><text:span text:style-name="T10">}</text:span></text:p>
      <text:p text:style-name="P17">}</text:p>
      <text:p text:style-name="P31">Edit app / java / com.example.hellomoshi1 / MainActivity. <text:span text:style-name="T25">This is the complete file.</text:span></text:p>
      <text:p text:style-name="P31"/>
      <text:p text:style-name="P9"><text:span text:style-name="T4">package </text:span>com.example.hellomoshi1</text:p>
      <text:p text:style-name="P9"/>
      <text:p text:style-name="P1"><text:span text:style-name="T4">import </text:span>androidx.appcompat.app.AppCompatActivity</text:p>
      <text:p text:style-name="P1"><text:span text:style-name="T4">import </text:span>android.os.Bundle</text:p>
      <text:p text:style-name="P1"><text:span text:style-name="T4">import </text:span>android.util.Log</text:p>
      <text:p text:style-name="P1"><text:span text:style-name="T4">import </text:span>com.squareup.moshi.Moshi</text:p>
      <text:p text:style-name="P1"><text:span text:style-name="T4">import </text:span>com.squareup.moshi.adapters.Rfc3339DateJsonAdapter</text:p>
      <text:p text:style-name="P1"><text:span text:style-name="T4">import </text:span>java.util.*</text:p>
      <text:p text:style-name="P1"/>
      <text:p text:style-name="P1"/>
      <text:p text:style-name="P1"><text:soft-page-break/><text:span text:style-name="T4">const val </text:span><text:span text:style-name="T15">TAG </text:span>= <text:span text:style-name="T1">"hello-moshi"</text:span></text:p>
      <text:p text:style-name="P35"/>
      <text:p text:style-name="P1"><text:span text:style-name="T4">class </text:span>MainActivity : AppCompatActivity() {</text:p>
      <text:p text:style-name="P1"/>
      <text:p text:style-name="P10"><text:s text:c="4"/><text:span text:style-name="T5">override fun </text:span><text:span text:style-name="T16">onCreate</text:span><text:span text:style-name="T10">(savedInstanceState: Bundle?) {</text:span></text:p>
      <text:p text:style-name="P10"><text:s text:c="8"/><text:span text:style-name="T5">super</text:span><text:span text:style-name="T10">.onCreate(savedInstanceState)</text:span></text:p>
      <text:p text:style-name="P10"><text:s text:c="8"/><text:span text:style-name="T10">setContentView(R.layout.</text:span><text:span text:style-name="T14">activity_main</text:span><text:span text:style-name="T10">)</text:span></text:p>
      <text:p text:style-name="P1"/>
      <text:p text:style-name="P10"><text:s text:c="8"/><text:span text:style-name="T20">// Converting from object to json</text:span></text:p>
      <text:p text:style-name="P10"><text:span text:style-name="T19"><text:s text:c="8"/></text:span><text:span text:style-name="T5">val </text:span><text:span text:style-name="T10">forkBitcoinCash = Fork(</text:span><text:span text:style-name="T2">"Bitcoin Cash"</text:span><text:span text:style-name="T5">, </text:span><text:span text:style-name="T22">220</text:span><text:span text:style-name="T10">)</text:span></text:p>
      <text:p text:style-name="P10"><text:s text:c="8"/><text:span text:style-name="T5">val </text:span><text:span text:style-name="T10">forkBitcoinSV = Fork(</text:span><text:span text:style-name="T2">"Bitcoin SV"</text:span><text:span text:style-name="T5">, </text:span><text:span text:style-name="T22">79</text:span><text:span text:style-name="T10">)</text:span></text:p>
      <text:p text:style-name="P10"><text:s text:c="8"/><text:span text:style-name="T5">val </text:span><text:span text:style-name="T10">currentDate = Date()</text:span></text:p>
      <text:p text:style-name="P10"><text:s text:c="8"/><text:span text:style-name="T5">val </text:span><text:span text:style-name="T10">cryptocurrency = Cryptocurrency(</text:span><text:span text:style-name="T2">"Bitcoin"</text:span><text:span text:style-name="T5">, </text:span><text:span text:style-name="T22">6633</text:span><text:span text:style-name="T5">, </text:span><text:span text:style-name="T22">121313</text:span><text:span text:style-name="T5">, </text:span><text:span text:style-name="T11">listOf</text:span><text:span text:style-name="T10">(forkBitcoinCash</text:span><text:span text:style-name="T5">, </text:span><text:span text:style-name="T10">forkBitcoinSV)</text:span><text:span text:style-name="T5">, </text:span><text:span text:style-name="T10">currentDate)</text:span></text:p>
      <text:p text:style-name="P1"/>
      <text:p text:style-name="P10"><text:s text:c="8"/><text:span text:style-name="T5">val </text:span><text:span text:style-name="T10">moshi = Moshi.Builder().add(currentDate.</text:span><text:span text:style-name="T14">javaClass</text:span><text:span text:style-name="T5">, </text:span><text:span text:style-name="T10">Rfc3339DateJsonAdapter()).build()</text:span></text:p>
      <text:p text:style-name="P10"><text:s text:c="8"/><text:span text:style-name="T5">val </text:span><text:span text:style-name="T10">adapter = moshi.adapter(cryptocurrency.</text:span><text:span text:style-name="T14">javaClass</text:span><text:span text:style-name="T10">)</text:span></text:p>
      <text:p text:style-name="P10"><text:s text:c="8"/><text:span text:style-name="T5">val </text:span><text:span text:style-name="T10">jsonResult = adapter.toJson(cryptocurrency)</text:span></text:p>
      <text:p text:style-name="P10"><text:s text:c="8"/><text:span text:style-name="T10">Log.d(</text:span><text:span text:style-name="T14">TAG</text:span><text:span text:style-name="T5">, </text:span><text:span text:style-name="T10">jsonResult)</text:span></text:p>
      <text:p text:style-name="P1"/>
      <text:p text:style-name="P10"><text:s text:c="8"/><text:span text:style-name="T20">// Converting from json to object</text:span></text:p>
      <text:p text:style-name="P10"><text:span text:style-name="T19"><text:s text:c="8"/></text:span><text:span text:style-name="T5">val </text:span><text:span text:style-name="T10">cryptocurrency2 = adapter.fromJson(jsonResult)</text:span></text:p>
      <text:p text:style-name="P10"><text:s text:c="8"/><text:span text:style-name="T10">Log.d(</text:span><text:span text:style-name="T14">TAG</text:span><text:span text:style-name="T5">, </text:span><text:span text:style-name="T10">cryptocurrency2.</text:span><text:span text:style-name="T17">toString</text:span><text:span text:style-name="T10">())</text:span></text:p>
      <text:p text:style-name="P1"/>
      <text:p text:style-name="P10"><text:s text:c="8"/><text:span text:style-name="T20">// Converting from object to json with custom adapter</text:span></text:p>
      <text:p text:style-name="P10"><text:span text:style-name="T19"><text:s text:c="8"/></text:span><text:span text:style-name="T5">val </text:span><text:span text:style-name="T10">customMoshi = Moshi.Builder().add(CryptocurrencyAdapter()).build()</text:span></text:p>
      <text:p text:style-name="P10"><text:s text:c="8"/><text:span text:style-name="T5">val </text:span><text:span text:style-name="T10">customAdapter = customMoshi.adapter(cryptocurrency.</text:span><text:span text:style-name="T14">javaClass</text:span><text:span text:style-name="T10">)</text:span></text:p>
      <text:p text:style-name="P10"><text:s text:c="8"/><text:span text:style-name="T5">val </text:span><text:span text:style-name="T10">customJsonResult = customAdapter.toJson(cryptocurrency)</text:span></text:p>
      <text:p text:style-name="P10"><text:s text:c="8"/><text:span text:style-name="T10">Log.d(</text:span><text:span text:style-name="T14">TAG</text:span><text:span text:style-name="T5">, </text:span><text:span text:style-name="T10">customJsonResult)</text:span></text:p>
      <text:p text:style-name="P1"/>
      <text:p text:style-name="P10"><text:s text:c="8"/><text:span text:style-name="T20">// Converting from json to object with custom adapter</text:span></text:p>
      <text:p text:style-name="P10"><text:span text:style-name="T19"><text:s text:c="8"/></text:span><text:span text:style-name="T5">val </text:span><text:span text:style-name="T10">cryptocurrencyWithCustomAdapter = customAdapter.fromJson(customJsonResult)</text:span></text:p>
      <text:p text:style-name="P10"><text:s text:c="8"/><text:span text:style-name="T10">Log.d(</text:span><text:span text:style-name="T14">TAG</text:span><text:span text:style-name="T5">, </text:span><text:span text:style-name="T10">cryptocurrencyWithCustomAdapter.</text:span><text:span text:style-name="T17">toString</text:span><text:span text:style-name="T10">())</text:span></text:p>
      <text:p text:style-name="P10"><text:s text:c="4"/><text:span text:style-name="T10">}</text:span></text:p>
      <text:p text:style-name="P17">}</text:p>
      <text:p text:style-name="P32">We create a Cryptocurrency object with Date field.</text:p>
      <text:p text:style-name="P31"/>
      <text:p text:style-name="P13"><text:s text:c="8"/><text:span text:style-name="T5">val </text:span><text:span text:style-name="T10">currentDate = Date()</text:span></text:p>
      <text:p text:style-name="P12"><text:s text:c="8"/><text:span text:style-name="T5">val </text:span><text:span text:style-name="T10">cryptocurrency = Cryptocurrency(</text:span><text:span text:style-name="T2">"Bitcoin"</text:span><text:span text:style-name="T5">, </text:span><text:span text:style-name="T22">6633</text:span><text:span text:style-name="T5">, </text:span><text:span text:style-name="T22">121313</text:span><text:span text:style-name="T5">, </text:span><text:span text:style-name="T11">listOf</text:span><text:span text:style-name="T10">(forkBitcoinCash</text:span><text:span text:style-name="T5">, </text:span><text:span text:style-name="T10">forkBitcoinSV)</text:span><text:span text:style-name="T5">, </text:span><text:span text:style-name="T10">currentDate)</text:span></text:p>
      <text:p text:style-name="P30"/>
      <text:p text:style-name="P32">We use Rfc3339DateJsonAdapter when building Moshi object.</text:p>
      <text:p text:style-name="P19"/>
      <text:p text:style-name="P14"><text:s text:c="8"/><text:span text:style-name="T5">val </text:span><text:span text:style-name="T10">moshi = Moshi.Builder().add(currentDate.</text:span><text:span text:style-name="T14">javaClass</text:span><text:span text:style-name="T5">, </text:span><text:span text:style-name="T10">Rfc3339DateJsonAdapter()).build()</text:span></text:p>
      <text:p text:style-name="P19"/>
      <text:p text:style-name="P32">The first parameter of “add” method from the builder is the class of the Date. The second parameter is the Rfc3339DateJsonAdapter.</text:p>
      <text:p text:style-name="P32"/>
      <text:p text:style-name="P33">The rest of the code is same.</text:p>
      <text:p text:style-name="P33"/>
      <text:p text:style-name="P33">If we ran the application, we would get this log which display date field.</text:p>
      <text:p text:style-name="P33"/>
      <text:p text:style-name="P33">2020-03-26 21:00:07.553 30498-30498/com.example.hellomoshi1 D/hello-moshi: {"name":"Bitcoin","price":6633,"marketcap":121313,"forks":[{"name":"Bitcoin Cash","price":220},{"name":"Bitcoin SV","price":79}],"created":"2020-03-26T14:00:07.518Z"}</text:p>
      <text:p text:style-name="P33"><text:soft-page-break/>2020-03-26 21:00:07.582 30498-30498/com.example.hellomoshi1 D/hello-moshi: Cryptocurrency(name=Bitcoin, price=6633, marketcap=121313, forks=[Fork(name=Bitcoin Cash, price=220), Fork(name=Bitcoin SV, price=79)], created=Thu Mar 26 21:00:07 GMT+07:00 2020)</text:p>
      <text:p text:style-name="P19"/>
      <text:p text:style-name="P41">Optional Readings</text:p>
      <text:p text:style-name="P39"/>
      <text:p text:style-name="P39"><text:a xlink:type="simple" xlink:href="https://github.com/square/moshi" text:style-name="Internet_20_link" text:visited-style-name="Visited_20_Internet_20_Link">https://github.com/square/moshi</text:a></text:p>
      <text:p text:style-name="P19"/>
      <text:p text:style-name="P21">Exercise<text:span text:style-name="T26">s</text:span></text:p>
      <text:p text:style-name="P19"/>
      <text:p text:style-name="P39">1. Convert 3 of these Java examples to Kotlin code. <text:a xlink:type="simple" xlink:href="https://github.com/square/moshi/tree/master/examples/src/main/java/com/squareup/moshi/recipes" text:style-name="Internet_20_link" text:visited-style-name="Visited_20_Internet_20_Link">https://github.com/square/moshi/tree/master/examples/src/main/java/com/squareup/moshi/recip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5:40:16.167182865</meta:creation-date>
    <dc:date>2020-04-01T04:00:53.680054316</dc:date>
    <meta:editing-duration>PT1H48M21S</meta:editing-duration>
    <meta:editing-cycles>7</meta:editing-cycles>
    <meta:generator>LibreOffice/6.2.4.2$MacOSX_X86_64 LibreOffice_project/2412653d852ce75f65fbfa83fb7e7b669a126d64</meta:generator>
    <meta:document-statistic meta:table-count="0" meta:image-count="0" meta:object-count="0" meta:page-count="6" meta:paragraph-count="181" meta:word-count="905" meta:character-count="8939" meta:non-whitespace-character-count="7771"/>
  </office:meta>
</office:document-meta>
</file>